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404cm"/>
    </style:style>
    <style:style style:name="co2" style:family="table-column">
      <style:table-column-properties fo:break-before="auto" style:column-width="3.95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156cm"/>
    </style:style>
    <style:style style:name="co5" style:family="table-column">
      <style:table-column-properties fo:break-before="auto" style:column-width="3.598cm"/>
    </style:style>
    <style:style style:name="co6" style:family="table-column">
      <style:table-column-properties fo:break-before="auto" style:column-width="2.907cm"/>
    </style:style>
    <style:style style:name="co7" style:family="table-column">
      <style:table-column-properties fo:break-before="auto" style:column-width="3.073cm"/>
    </style:style>
    <style:style style:name="co8" style:family="table-column">
      <style:table-column-properties fo:break-before="auto" style:column-width="3.321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hdd" table:style-name="ta1">
        <table:shapes>
          <draw:frame draw:z-index="0" draw:style-name="gr1" svg:width="13.829cm" svg:height="9.282cm" svg:x="1.109cm" svg:y="10.632cm">
            <draw:object draw:notify-on-update-of-ranges="hdd.B2:hdd.B2 hdd.B3:hdd.B7 hdd.C2:hdd.C2 hdd.C3:hdd.C7 hdd.D2:hdd.D2 hdd.D3:hdd.D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3.829cm" svg:height="9.282cm" svg:x="14.668cm" svg:y="10.744cm">
            <draw:object draw:notify-on-update-of-ranges="hdd.B18:hdd.B18 hdd.B19:hdd.B19 hdd.C18:hdd.C18 hdd.C19:hdd.C19 hdd.D18:hdd.D18 hdd.D19:hdd.D1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020" table:default-cell-style-name="Default"/>
        <table:table-row table:style-name="ro1">
          <table:table-cell table:style-name="ce1" office:value-type="string">
            <text:p>RAW</text:p>
          </table:table-cell>
          <table:table-cell table:number-columns-repeated="3"/>
          <table:table-cell table:style-name="ce1" table:number-columns-repeated="1020"/>
        </table:table-row>
        <table:table-row table:style-name="ro1">
          <table:table-cell table:style-name="ce1" office:value-type="string">
            <text:p>Run</text:p>
          </table:table-cell>
          <table:table-cell table:style-name="ce1" office:value-type="string">
            <text:p>Most user mentioned</text:p>
          </table:table-cell>
          <table:table-cell table:style-name="ce1" office:value-type="string">
            <text:p>Most hashed tags</text:p>
          </table:table-cell>
          <table:table-cell table:style-name="ce1" office:value-type="string">
            <text:p>Most shared url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table:formula="of:=[.B10]/1000" office:value-type="float" office:value="44.336">
            <text:p>44.336</text:p>
          </table:table-cell>
          <table:table-cell table:formula="of:=[.C10]/1000" office:value-type="float" office:value="29.839">
            <text:p>29.839</text:p>
          </table:table-cell>
          <table:table-cell table:formula="of:=[.D10]/1000" office:value-type="float" office:value="33.958">
            <text:p>33.958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table:formula="of:=[.B11]/1000" office:value-type="float" office:value="39.597">
            <text:p>39.597</text:p>
          </table:table-cell>
          <table:table-cell table:formula="of:=[.C11]/1000" office:value-type="float" office:value="28.878">
            <text:p>28.878</text:p>
          </table:table-cell>
          <table:table-cell table:formula="of:=[.D11]/1000" office:value-type="float" office:value="31.958">
            <text:p>31.958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table:formula="of:=[.B12]/1000" office:value-type="float" office:value="42.208">
            <text:p>42.208</text:p>
          </table:table-cell>
          <table:table-cell table:formula="of:=[.C12]/1000" office:value-type="float" office:value="28.693">
            <text:p>28.693</text:p>
          </table:table-cell>
          <table:table-cell table:formula="of:=[.D12]/1000" office:value-type="float" office:value="35.976">
            <text:p>35.976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table:formula="of:=[.B13]/1000" office:value-type="float" office:value="39.652">
            <text:p>39.652</text:p>
          </table:table-cell>
          <table:table-cell table:formula="of:=[.C13]/1000" office:value-type="float" office:value="29.196">
            <text:p>29.196</text:p>
          </table:table-cell>
          <table:table-cell table:formula="of:=[.D13]/1000" office:value-type="float" office:value="32.263">
            <text:p>32.263</text:p>
          </table:table-cell>
          <table:table-cell table:number-columns-repeated="1020"/>
        </table:table-row>
        <table:table-row table:style-name="ro1">
          <table:table-cell office:value-type="float" office:value="5">
            <text:p>5</text:p>
          </table:table-cell>
          <table:table-cell table:formula="of:=[.B14]/1000" office:value-type="float" office:value="38.876">
            <text:p>38.876</text:p>
          </table:table-cell>
          <table:table-cell table:formula="of:=[.C14]/1000" office:value-type="float" office:value="29.174">
            <text:p>29.174</text:p>
          </table:table-cell>
          <table:table-cell table:formula="of:=[.D14]/1000" office:value-type="float" office:value="31.327">
            <text:p>31.327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44336">
            <text:p>44336</text:p>
          </table:table-cell>
          <table:table-cell office:value-type="float" office:value="29839">
            <text:p>29839</text:p>
          </table:table-cell>
          <table:table-cell office:value-type="float" office:value="33958">
            <text:p>3395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9597">
            <text:p>39597</text:p>
          </table:table-cell>
          <table:table-cell office:value-type="float" office:value="28878">
            <text:p>28878</text:p>
          </table:table-cell>
          <table:table-cell office:value-type="float" office:value="31958">
            <text:p>3195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2208">
            <text:p>42208</text:p>
          </table:table-cell>
          <table:table-cell office:value-type="float" office:value="28693">
            <text:p>28693</text:p>
          </table:table-cell>
          <table:table-cell office:value-type="float" office:value="35976">
            <text:p>3597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9652">
            <text:p>39652</text:p>
          </table:table-cell>
          <table:table-cell office:value-type="float" office:value="29196">
            <text:p>29196</text:p>
          </table:table-cell>
          <table:table-cell office:value-type="float" office:value="32263">
            <text:p>3226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8876">
            <text:p>38876</text:p>
          </table:table-cell>
          <table:table-cell office:value-type="float" office:value="29174">
            <text:p>29174</text:p>
          </table:table-cell>
          <table:table-cell office:value-type="float" office:value="31327">
            <text:p>31327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MEDIAN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string">
            <text:p>Most user mentioned</text:p>
          </table:table-cell>
          <table:table-cell table:style-name="ce1" office:value-type="string">
            <text:p>Most hashed tags</text:p>
          </table:table-cell>
          <table:table-cell table:style-name="ce1" office:value-type="string">
            <text:p>Most shared urls</text:p>
          </table:table-cell>
          <table:table-cell table:number-columns-repeated="1020"/>
        </table:table-row>
        <table:table-row table:style-name="ro1">
          <table:table-cell/>
          <table:table-cell table:formula="of:=MEDIAN([.B3:.B7])" office:value-type="float" office:value="39.652">
            <text:p>39.652</text:p>
          </table:table-cell>
          <table:table-cell table:formula="of:=MEDIAN([.C3:.C7])" office:value-type="float" office:value="29.174">
            <text:p>29.174</text:p>
          </table:table-cell>
          <table:table-cell table:formula="of:=MEDIAN([.D3:.D7])" office:value-type="float" office:value="32.263">
            <text:p>32.263</text:p>
          </table:table-cell>
          <table:table-cell table:number-columns-repeated="1020"/>
        </table:table-row>
      </table:table>
      <table:table table:name="ssd" table:style-name="ta1">
        <table:shapes>
          <draw:frame draw:z-index="0" draw:style-name="gr1" svg:width="13.829cm" svg:height="9.282cm" svg:x="1.832cm" svg:y="11.284cm">
            <draw:object draw:notify-on-update-of-ranges="ssd.B2:ssd.B2 ssd.B3:ssd.B7 ssd.C2:ssd.C2 ssd.C3:ssd.C7 ssd.D2:ssd.D2 ssd.D3:ssd.D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13.829cm" svg:height="9.282cm" svg:x="14.902cm" svg:y="11.354cm">
            <draw:object draw:notify-on-update-of-ranges="ssd.B18:ssd.B18 ssd.B19:ssd.B19 ssd.C18:ssd.C18 ssd.C19:ssd.C19 ssd.D18:ssd.D18 ssd.D19:ssd.D19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RAW</text:p>
          </table:table-cell>
          <table:table-cell table:number-columns-repeated="3"/>
        </table:table-row>
        <table:table-row table:style-name="ro1">
          <table:table-cell table:style-name="ce1" office:value-type="string">
            <text:p>Run</text:p>
          </table:table-cell>
          <table:table-cell table:style-name="ce1" office:value-type="string">
            <text:p>Most user mentioned</text:p>
          </table:table-cell>
          <table:table-cell table:style-name="ce1" office:value-type="string">
            <text:p>Most hashed tags</text:p>
          </table:table-cell>
          <table:table-cell table:style-name="ce1" office:value-type="string">
            <text:p>Most shared urls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11]/1000" office:value-type="float" office:value="28.368">
            <text:p>28.368</text:p>
          </table:table-cell>
          <table:table-cell table:formula="of:=[.C11]/1000" office:value-type="float" office:value="20.859">
            <text:p>20.859</text:p>
          </table:table-cell>
          <table:table-cell table:formula="of:=[.D11]/1000" office:value-type="float" office:value="24.313">
            <text:p>24.313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12]/1000" office:value-type="float" office:value="28.894">
            <text:p>28.894</text:p>
          </table:table-cell>
          <table:table-cell table:formula="of:=[.C12]/1000" office:value-type="float" office:value="21.544">
            <text:p>21.544</text:p>
          </table:table-cell>
          <table:table-cell table:formula="of:=[.D12]/1000" office:value-type="float" office:value="23.558">
            <text:p>23.558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3]/1000" office:value-type="float" office:value="29.378">
            <text:p>29.378</text:p>
          </table:table-cell>
          <table:table-cell table:formula="of:=[.C13]/1000" office:value-type="float" office:value="21.156">
            <text:p>21.156</text:p>
          </table:table-cell>
          <table:table-cell table:formula="of:=[.D13]/1000" office:value-type="float" office:value="22.87">
            <text:p>22.87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4]/1000" office:value-type="float" office:value="27.108">
            <text:p>27.108</text:p>
          </table:table-cell>
          <table:table-cell table:formula="of:=[.C14]/1000" office:value-type="float" office:value="20.019">
            <text:p>20.019</text:p>
          </table:table-cell>
          <table:table-cell table:formula="of:=[.D14]/1000" office:value-type="float" office:value="23.451">
            <text:p>23.45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4]/1000" office:value-type="float" office:value="27.108">
            <text:p>27.108</text:p>
          </table:table-cell>
          <table:table-cell table:formula="of:=[.C14]/1000" office:value-type="float" office:value="20.019">
            <text:p>20.019</text:p>
          </table:table-cell>
          <table:table-cell table:formula="of:=[.D14]/1000" office:value-type="float" office:value="23.451">
            <text:p>23.451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float" office:value="32519">
            <text:p>32519</text:p>
          </table:table-cell>
          <table:table-cell office:value-type="float" office:value="22337">
            <text:p>22337</text:p>
          </table:table-cell>
          <table:table-cell office:value-type="float" office:value="25651">
            <text:p>25651</text:p>
          </table:table-cell>
        </table:table-row>
        <table:table-row table:style-name="ro1">
          <table:table-cell/>
          <table:table-cell office:value-type="float" office:value="28368">
            <text:p>28368</text:p>
          </table:table-cell>
          <table:table-cell office:value-type="float" office:value="20859">
            <text:p>20859</text:p>
          </table:table-cell>
          <table:table-cell office:value-type="float" office:value="24313">
            <text:p>24313</text:p>
          </table:table-cell>
        </table:table-row>
        <table:table-row table:style-name="ro1">
          <table:table-cell/>
          <table:table-cell office:value-type="float" office:value="28894">
            <text:p>28894</text:p>
          </table:table-cell>
          <table:table-cell office:value-type="float" office:value="21544">
            <text:p>21544</text:p>
          </table:table-cell>
          <table:table-cell office:value-type="float" office:value="23558">
            <text:p>23558</text:p>
          </table:table-cell>
        </table:table-row>
        <table:table-row table:style-name="ro1">
          <table:table-cell/>
          <table:table-cell office:value-type="float" office:value="29378">
            <text:p>29378</text:p>
          </table:table-cell>
          <table:table-cell office:value-type="float" office:value="21156">
            <text:p>21156</text:p>
          </table:table-cell>
          <table:table-cell office:value-type="float" office:value="22870">
            <text:p>22870</text:p>
          </table:table-cell>
        </table:table-row>
        <table:table-row table:style-name="ro1">
          <table:table-cell/>
          <table:table-cell office:value-type="float" office:value="27108">
            <text:p>27108</text:p>
          </table:table-cell>
          <table:table-cell office:value-type="float" office:value="20019">
            <text:p>20019</text:p>
          </table:table-cell>
          <table:table-cell office:value-type="float" office:value="23451">
            <text:p>23451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>
            <text:p>MEDIAN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Most user mentioned</text:p>
          </table:table-cell>
          <table:table-cell table:style-name="ce1" office:value-type="string">
            <text:p>Most hashed tags</text:p>
          </table:table-cell>
          <table:table-cell table:style-name="ce1" office:value-type="string">
            <text:p>Most shared urls</text:p>
          </table:table-cell>
        </table:table-row>
        <table:table-row table:style-name="ro1">
          <table:table-cell/>
          <table:table-cell table:formula="of:=MEDIAN([.B3:.B7])" office:value-type="float" office:value="28.368">
            <text:p>28.368</text:p>
          </table:table-cell>
          <table:table-cell table:formula="of:=MEDIAN([.C3:.C7])" office:value-type="float" office:value="20.859">
            <text:p>20.859</text:p>
          </table:table-cell>
          <table:table-cell table:formula="of:=MEDIAN([.D3:.D7])" office:value-type="float" office:value="23.451">
            <text:p>23.451</text:p>
          </table:table-cell>
        </table:table-row>
      </table:table>
      <table:table table:name="summary" table:style-name="ta1">
        <table:shapes>
          <draw:frame draw:z-index="0" draw:style-name="gr1" svg:width="13.749cm" svg:height="8.989cm" svg:x="0.558cm" svg:y="2.66cm">
            <draw:object draw:notify-on-update-of-ranges="summary.A3:summary.A4 summary.B2:summary.B2 summary.B3:summary.B4 summary.C2:summary.C2 summary.C3:summary.C4 summary.D2:summary.D2 summary.D3:summary.D4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3" table:default-cell-style-name="Default"/>
        <table:table-column table:style-name="co2" table:default-cell-style-name="Default"/>
        <table:table-column table:style-name="co8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table:style-name="ce1" office:value-type="string">
            <text:p>Most user mentioned</text:p>
          </table:table-cell>
          <table:table-cell table:style-name="ce1" office:value-type="string">
            <text:p>Most hashed tags</text:p>
          </table:table-cell>
          <table:table-cell table:style-name="ce1" office:value-type="string">
            <text:p>Most shared urls</text:p>
          </table:table-cell>
        </table:table-row>
        <table:table-row table:style-name="ro1">
          <table:table-cell table:style-name="ce1" office:value-type="string">
            <text:p>HDD</text:p>
          </table:table-cell>
          <table:table-cell table:formula="of:=[hdd.B19]" office:value-type="float" office:value="39.652">
            <text:p>39.652</text:p>
          </table:table-cell>
          <table:table-cell table:formula="of:=[hdd.C19]" office:value-type="float" office:value="29.174">
            <text:p>29.174</text:p>
          </table:table-cell>
          <table:table-cell table:formula="of:=[hdd.D19]" office:value-type="float" office:value="32.263">
            <text:p>32.263</text:p>
          </table:table-cell>
        </table:table-row>
        <table:table-row table:style-name="ro1">
          <table:table-cell table:style-name="ce1" office:value-type="string">
            <text:p>SSD</text:p>
          </table:table-cell>
          <table:table-cell table:formula="of:=[ssd.B19]" office:value-type="float" office:value="28.368">
            <text:p>28.368</text:p>
          </table:table-cell>
          <table:table-cell table:formula="of:=[ssd.C19]" office:value-type="float" office:value="20.859">
            <text:p>20.859</text:p>
          </table:table-cell>
          <table:table-cell table:formula="of:=[ssd.D19]" office:value-type="float" office:value="23.451">
            <text:p>23.45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2T10:35:13</meta:creation-date>
    <dc:date>2012-11-22T15:03:29</dc:date>
    <meta:editing-duration>PT1H34M27S</meta:editing-duration>
    <meta:editing-cycles>5</meta:editing-cycles>
    <meta:generator>LibreOffice/3.5$Linux_X86_64 LibreOffice_project/350m1$Build-2</meta:generator>
    <meta:document-statistic meta:table-count="3" meta:cell-count="10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83cm" svg:height="9.283cm" xlink:href=".." xlink:type="simple" chart:class="chart:bar" chart:style-name="ch1">
        <chart:title svg:x="2.101cm" svg:y="0.418cm" chart:style-name="ch2">
          <text:p>Single Node Raw Aggregate Query Time (HDD)</text:p>
        </chart:title>
        <chart:legend svg:x="8.06cm" svg:y="1.275cm" style:legend-expansion="custom" chartooo:width="5.326cm" chartooo:height="1.446cm" style:legend-expansion-aspect-ratio="3.68326417704011" chart:style-name="ch3"/>
        <chart:plot-area chart:style-name="ch4" table:cell-range-address="hdd.B2:hdd.D7" chart:data-source-has-labels="row" svg:x="1.545cm" svg:y="1.689cm" svg:width="10.505cm" svg:height="6.647cm">
          <chartooo:coordinate-region svg:x="2.166cm" svg:y="1.888cm" svg:width="9.884cm" svg:height="5.801cm"/>
          <chart:axis chart:dimension="x" chart:name="primary-x" chart:style-name="ch5">
            <chart:title svg:x="6.74cm" svg:y="8.479cm" chart:style-name="ch6">
              <text:p>Run</text:p>
            </chart:title>
          </chart:axis>
          <chart:axis chart:dimension="y" chart:name="primary-y" chart:style-name="ch7">
            <chart:title svg:x="0.709cm" svg:y="6.22cm" chart:style-name="ch8">
              <text:p>Time (seconds)</text:p>
            </chart:title>
          </chart:axis>
          <chart:series chart:style-name="ch9" chart:values-cell-range-address="hdd.B3:hdd.B7" chart:label-cell-address="hdd.B2:hdd.B2" chart:class="chart:bar">
            <chart:data-point chart:repeated="5"/>
          </chart:series>
          <chart:series chart:style-name="ch10" chart:values-cell-range-address="hdd.C3:hdd.C7" chart:label-cell-address="hdd.C2:hdd.C2" chart:class="chart:bar">
            <chart:data-point chart:repeated="5"/>
          </chart:series>
          <chart:series chart:style-name="ch11" chart:values-cell-range-address="hdd.D3:hdd.D7" chart:label-cell-address="hdd.D2:hdd.D2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st user mentioned</text:p>
                <draw:g>
                  <svg:desc>hdd.B2:hdd.B2</svg:desc>
                </draw:g>
              </table:table-cell>
              <table:table-cell office:value-type="string">
                <text:p>Most hashed tags</text:p>
                <draw:g>
                  <svg:desc>hdd.C2:hdd.C2</svg:desc>
                </draw:g>
              </table:table-cell>
              <table:table-cell office:value-type="string">
                <text:p>Most shared urls</text:p>
                <draw:g>
                  <svg:desc>hdd.D2:hdd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.336">
                <text:p>44.336</text:p>
                <draw:g>
                  <svg:desc>hdd.B3:hdd.B7</svg:desc>
                </draw:g>
              </table:table-cell>
              <table:table-cell office:value-type="float" office:value="29.839">
                <text:p>29.839</text:p>
                <draw:g>
                  <svg:desc>hdd.C3:hdd.C7</svg:desc>
                </draw:g>
              </table:table-cell>
              <table:table-cell office:value-type="float" office:value="33.958">
                <text:p>33.958</text:p>
                <draw:g>
                  <svg:desc>hdd.D3:hdd.D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.597">
                <text:p>39.597</text:p>
              </table:table-cell>
              <table:table-cell office:value-type="float" office:value="28.878">
                <text:p>28.878</text:p>
              </table:table-cell>
              <table:table-cell office:value-type="float" office:value="31.958">
                <text:p>31.9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.208">
                <text:p>42.208</text:p>
              </table:table-cell>
              <table:table-cell office:value-type="float" office:value="28.693">
                <text:p>28.693</text:p>
              </table:table-cell>
              <table:table-cell office:value-type="float" office:value="35.976">
                <text:p>35.9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.652">
                <text:p>39.652</text:p>
              </table:table-cell>
              <table:table-cell office:value-type="float" office:value="29.196">
                <text:p>29.196</text:p>
              </table:table-cell>
              <table:table-cell office:value-type="float" office:value="32.263">
                <text:p>32.2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.876">
                <text:p>38.876</text:p>
              </table:table-cell>
              <table:table-cell office:value-type="float" office:value="29.174">
                <text:p>29.174</text:p>
              </table:table-cell>
              <table:table-cell office:value-type="float" office:value="31.327">
                <text:p>31.3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83cm" svg:height="9.283cm" xlink:href=".." xlink:type="simple" chart:class="chart:bar" chart:style-name="ch1">
        <chart:title svg:x="2.121cm" svg:y="0.498cm" chart:style-name="ch2">
          <text:p>Single Node Median Aggregate Query Time (HDD)</text:p>
        </chart:title>
        <chart:legend svg:x="7.949cm" svg:y="1.461cm" style:legend-expansion="custom" chartooo:width="5.326cm" chartooo:height="1.446cm" style:legend-expansion-aspect-ratio="3.68326417704011" chart:style-name="ch3"/>
        <chart:plot-area chart:style-name="ch4" table:cell-range-address="hdd.B18:hdd.D19" chart:data-source-has-labels="row" svg:x="1.545cm" svg:y="1.689cm" svg:width="10.505cm" svg:height="6.199cm">
          <chartooo:coordinate-region svg:x="2.166cm" svg:y="1.888cm" svg:width="9.884cm" svg:height="5.801cm"/>
          <chart:axis chart:dimension="x" chart:name="primary-x" chart:style-name="ch5"/>
          <chart:axis chart:dimension="y" chart:name="primary-y" chart:style-name="ch6">
            <chart:title svg:x="0.709cm" svg:y="5.996cm" chart:style-name="ch7">
              <text:p>Time (seconds)</text:p>
            </chart:title>
          </chart:axis>
          <chart:series chart:style-name="ch8" chart:values-cell-range-address="hdd.B19:hdd.B19" chart:label-cell-address="hdd.B18:hdd.B18" chart:class="chart:bar">
            <chart:data-point/>
          </chart:series>
          <chart:series chart:style-name="ch9" chart:values-cell-range-address="hdd.C19:hdd.C19" chart:label-cell-address="hdd.C18:hdd.C18" chart:class="chart:bar">
            <chart:data-point/>
          </chart:series>
          <chart:series chart:style-name="ch10" chart:values-cell-range-address="hdd.D19:hdd.D19" chart:label-cell-address="hdd.D18:hdd.D18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st user mentioned</text:p>
                <draw:g>
                  <svg:desc>hdd.B18:hdd.B18</svg:desc>
                </draw:g>
              </table:table-cell>
              <table:table-cell office:value-type="string">
                <text:p>Most hashed tags</text:p>
                <draw:g>
                  <svg:desc>hdd.C18:hdd.C18</svg:desc>
                </draw:g>
              </table:table-cell>
              <table:table-cell office:value-type="string">
                <text:p>Most shared urls</text:p>
                <draw:g>
                  <svg:desc>hdd.D18:hdd.D18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9.652">
                <text:p>39.652</text:p>
                <draw:g>
                  <svg:desc>hdd.B19:hdd.B19</svg:desc>
                </draw:g>
              </table:table-cell>
              <table:table-cell office:value-type="float" office:value="29.174">
                <text:p>29.174</text:p>
                <draw:g>
                  <svg:desc>hdd.C19:hdd.C19</svg:desc>
                </draw:g>
              </table:table-cell>
              <table:table-cell office:value-type="float" office:value="32.263">
                <text:p>32.263</text:p>
                <draw:g>
                  <svg:desc>hdd.D19:hdd.D19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83cm" svg:height="9.283cm" xlink:href=".." xlink:type="simple" chart:class="chart:bar" chart:style-name="ch1">
        <chart:title svg:x="2.416cm" svg:y="0.368cm" chart:style-name="ch2">
          <text:p>Single Node Raw Aggregate Query Time (SSD)</text:p>
        </chart:title>
        <chart:legend svg:x="8.06cm" svg:y="1.275cm" style:legend-expansion="custom" chartooo:width="5.326cm" chartooo:height="1.446cm" style:legend-expansion-aspect-ratio="3.68326417704011" chart:style-name="ch3"/>
        <chart:plot-area chart:style-name="ch4" table:cell-range-address="ssd.B2:ssd.D7" chart:data-source-has-labels="row" svg:x="1.545cm" svg:y="1.689cm" svg:width="10.505cm" svg:height="6.647cm">
          <chartooo:coordinate-region svg:x="2.166cm" svg:y="1.888cm" svg:width="9.884cm" svg:height="5.801cm"/>
          <chart:axis chart:dimension="x" chart:name="primary-x" chart:style-name="ch5">
            <chart:title svg:x="6.74cm" svg:y="8.479cm" chart:style-name="ch6">
              <text:p>Run</text:p>
            </chart:title>
          </chart:axis>
          <chart:axis chart:dimension="y" chart:name="primary-y" chart:style-name="ch7">
            <chart:title svg:x="0.709cm" svg:y="6.22cm" chart:style-name="ch8">
              <text:p>Time (seconds)</text:p>
            </chart:title>
          </chart:axis>
          <chart:series chart:style-name="ch9" chart:values-cell-range-address="ssd.B3:ssd.B7" chart:label-cell-address="ssd.B2:ssd.B2" chart:class="chart:bar">
            <chart:data-point chart:repeated="5"/>
          </chart:series>
          <chart:series chart:style-name="ch10" chart:values-cell-range-address="ssd.C3:ssd.C7" chart:label-cell-address="ssd.C2:ssd.C2" chart:class="chart:bar">
            <chart:data-point chart:repeated="5"/>
          </chart:series>
          <chart:series chart:style-name="ch11" chart:values-cell-range-address="ssd.D3:ssd.D7" chart:label-cell-address="ssd.D2:ssd.D2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st user mentioned</text:p>
                <draw:g>
                  <svg:desc>ssd.B2:ssd.B2</svg:desc>
                </draw:g>
              </table:table-cell>
              <table:table-cell office:value-type="string">
                <text:p>Most hashed tags</text:p>
                <draw:g>
                  <svg:desc>ssd.C2:ssd.C2</svg:desc>
                </draw:g>
              </table:table-cell>
              <table:table-cell office:value-type="string">
                <text:p>Most shared urls</text:p>
                <draw:g>
                  <svg:desc>ssd.D2:ssd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.368">
                <text:p>28.368</text:p>
                <draw:g>
                  <svg:desc>ssd.B3:ssd.B7</svg:desc>
                </draw:g>
              </table:table-cell>
              <table:table-cell office:value-type="float" office:value="20.859">
                <text:p>20.859</text:p>
                <draw:g>
                  <svg:desc>ssd.C3:ssd.C7</svg:desc>
                </draw:g>
              </table:table-cell>
              <table:table-cell office:value-type="float" office:value="24.313">
                <text:p>24.313</text:p>
                <draw:g>
                  <svg:desc>ssd.D3:ssd.D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.894">
                <text:p>28.894</text:p>
              </table:table-cell>
              <table:table-cell office:value-type="float" office:value="21.544">
                <text:p>21.544</text:p>
              </table:table-cell>
              <table:table-cell office:value-type="float" office:value="23.558">
                <text:p>23.5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.378">
                <text:p>29.378</text:p>
              </table:table-cell>
              <table:table-cell office:value-type="float" office:value="21.156">
                <text:p>21.156</text:p>
              </table:table-cell>
              <table:table-cell office:value-type="float" office:value="22.87">
                <text:p>22.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.108">
                <text:p>27.108</text:p>
              </table:table-cell>
              <table:table-cell office:value-type="float" office:value="20.019">
                <text:p>20.019</text:p>
              </table:table-cell>
              <table:table-cell office:value-type="float" office:value="23.451">
                <text:p>23.4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.108">
                <text:p>27.108</text:p>
              </table:table-cell>
              <table:table-cell office:value-type="float" office:value="20.019">
                <text:p>20.019</text:p>
              </table:table-cell>
              <table:table-cell office:value-type="float" office:value="23.451">
                <text:p>23.45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83cm" svg:height="9.283cm" xlink:href=".." xlink:type="simple" chart:class="chart:bar" chart:style-name="ch1">
        <chart:title svg:x="2.375cm" svg:y="0.343cm" chart:style-name="ch2">
          <text:p>Single Node Median Aggregate Query Time (SSD)</text:p>
        </chart:title>
        <chart:legend svg:x="7.949cm" svg:y="1.461cm" style:legend-expansion="custom" chartooo:width="5.326cm" chartooo:height="1.446cm" style:legend-expansion-aspect-ratio="3.68326417704011" chart:style-name="ch3"/>
        <chart:plot-area chart:style-name="ch4" table:cell-range-address="ssd.B18:ssd.D19" chart:data-source-has-labels="row" svg:x="1.545cm" svg:y="1.689cm" svg:width="10.505cm" svg:height="6.199cm">
          <chartooo:coordinate-region svg:x="2.166cm" svg:y="1.888cm" svg:width="9.884cm" svg:height="5.801cm"/>
          <chart:axis chart:dimension="x" chart:name="primary-x" chart:style-name="ch5"/>
          <chart:axis chart:dimension="y" chart:name="primary-y" chart:style-name="ch6">
            <chart:title svg:x="0.709cm" svg:y="5.996cm" chart:style-name="ch7">
              <text:p>Time (seconds)</text:p>
            </chart:title>
          </chart:axis>
          <chart:series chart:style-name="ch8" chart:values-cell-range-address="ssd.B19:ssd.B19" chart:label-cell-address="ssd.B18:ssd.B18" chart:class="chart:bar">
            <chart:data-point/>
          </chart:series>
          <chart:series chart:style-name="ch9" chart:values-cell-range-address="ssd.C19:ssd.C19" chart:label-cell-address="ssd.C18:ssd.C18" chart:class="chart:bar">
            <chart:data-point/>
          </chart:series>
          <chart:series chart:style-name="ch10" chart:values-cell-range-address="ssd.D19:ssd.D19" chart:label-cell-address="ssd.D18:ssd.D18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st user mentioned</text:p>
                <draw:g>
                  <svg:desc>ssd.B18:ssd.B18</svg:desc>
                </draw:g>
              </table:table-cell>
              <table:table-cell office:value-type="string">
                <text:p>Most hashed tags</text:p>
                <draw:g>
                  <svg:desc>ssd.C18:ssd.C18</svg:desc>
                </draw:g>
              </table:table-cell>
              <table:table-cell office:value-type="string">
                <text:p>Most shared urls</text:p>
                <draw:g>
                  <svg:desc>ssd.D18:ssd.D18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8.368">
                <text:p>28.368</text:p>
                <draw:g>
                  <svg:desc>ssd.B19:ssd.B19</svg:desc>
                </draw:g>
              </table:table-cell>
              <table:table-cell office:value-type="float" office:value="20.859">
                <text:p>20.859</text:p>
                <draw:g>
                  <svg:desc>ssd.C19:ssd.C19</svg:desc>
                </draw:g>
              </table:table-cell>
              <table:table-cell office:value-type="float" office:value="23.451">
                <text:p>23.451</text:p>
                <draw:g>
                  <svg:desc>ssd.D19:ssd.D19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75cm" svg:height="8.99cm" xlink:href=".." xlink:type="simple" chart:class="chart:bar" chart:style-name="ch1">
        <chart:title svg:x="3.605cm" svg:y="0.29cm" chart:style-name="ch2">
          <text:p>HDD vs SSD Aggregate Query Time</text:p>
        </chart:title>
        <chart:legend svg:x="8cm" svg:y="1.498cm" style:legend-expansion="custom" chartooo:width="5.749cm" chartooo:height="1.34cm" style:legend-expansion-aspect-ratio="4.29029850746269" chart:style-name="ch3"/>
        <chart:plot-area chart:style-name="ch4" table:cell-range-address="summary.A2:summary.D4" chart:data-source-has-labels="both" svg:x="1.043cm" svg:y="0.85cm" svg:width="11.972cm" svg:height="7.531cm">
          <chartooo:coordinate-region svg:x="1.664cm" svg:y="1.049cm" svg:width="11.351cm" svg:height="6.685cm"/>
          <chart:axis chart:dimension="x" chart:name="primary-x" chart:style-name="ch5" chartooo:axis-type="auto">
            <chartooo:date-scale/>
            <chart:title svg:x="6.267cm" svg:y="8.271cm" chart:style-name="ch6">
              <text:p>Hard Drive Type</text:p>
            </chart:title>
            <chart:categories table:cell-range-address="summary.A3:summary.A4"/>
          </chart:axis>
          <chart:axis chart:dimension="y" chart:name="primary-y" chart:style-name="ch7">
            <chart:title svg:x="0.43cm" svg:y="5.741cm" chart:style-name="ch8">
              <text:p>Time (seconds)</text:p>
            </chart:title>
          </chart:axis>
          <chart:series chart:style-name="ch9" chart:values-cell-range-address="summary.B3:summary.B4" chart:label-cell-address="summary.B2:summary.B2" chart:class="chart:bar">
            <chart:data-point chart:repeated="2"/>
          </chart:series>
          <chart:series chart:style-name="ch10" chart:values-cell-range-address="summary.C3:summary.C4" chart:label-cell-address="summary.C2:summary.C2" chart:class="chart:bar">
            <chart:data-point chart:repeated="2"/>
          </chart:series>
          <chart:series chart:style-name="ch11" chart:values-cell-range-address="summary.D3:summary.D4" chart:label-cell-address="summary.D2:summary.D2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st user mentioned</text:p>
                <draw:g>
                  <svg:desc>summary.B2:summary.B2</svg:desc>
                </draw:g>
              </table:table-cell>
              <table:table-cell office:value-type="string">
                <text:p>Most hashed tags</text:p>
                <draw:g>
                  <svg:desc>summary.C2:summary.C2</svg:desc>
                </draw:g>
              </table:table-cell>
              <table:table-cell office:value-type="string">
                <text:p>Most shared urls</text:p>
                <draw:g>
                  <svg:desc>summary.D2:summary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DD</text:p>
                <draw:g>
                  <svg:desc>summary.A3:summary.A4</svg:desc>
                </draw:g>
              </table:table-cell>
              <table:table-cell office:value-type="float" office:value="39.652">
                <text:p>39.652</text:p>
                <draw:g>
                  <svg:desc>summary.B3:summary.B4</svg:desc>
                </draw:g>
              </table:table-cell>
              <table:table-cell office:value-type="float" office:value="29.174">
                <text:p>29.174</text:p>
                <draw:g>
                  <svg:desc>summary.C3:summary.C4</svg:desc>
                </draw:g>
              </table:table-cell>
              <table:table-cell office:value-type="float" office:value="32.263">
                <text:p>32.263</text:p>
                <draw:g>
                  <svg:desc>summary.D3:summary.D4</svg:desc>
                </draw:g>
              </table:table-cell>
            </table:table-row>
            <table:table-row>
              <table:table-cell office:value-type="string">
                <text:p>SSD</text:p>
              </table:table-cell>
              <table:table-cell office:value-type="float" office:value="28.368">
                <text:p>28.368</text:p>
              </table:table-cell>
              <table:table-cell office:value-type="float" office:value="20.859">
                <text:p>20.859</text:p>
              </table:table-cell>
              <table:table-cell office:value-type="float" office:value="23.451">
                <text:p>23.45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